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0fe0af" officeooo:paragraph-rsid="000fe0af"/>
    </style:style>
    <style:style style:name="P2" style:family="paragraph" style:parent-style-name="Standard">
      <style:text-properties officeooo:paragraph-rsid="0010ae47"/>
    </style:style>
    <style:style style:name="P3" style:family="paragraph" style:parent-style-name="Standard">
      <style:text-properties officeooo:rsid="0010ae47" officeooo:paragraph-rsid="0010ae47"/>
    </style:style>
    <style:style style:name="P4" style:family="paragraph" style:parent-style-name="Standard">
      <style:text-properties officeooo:rsid="0010b3f9" officeooo:paragraph-rsid="0010b3f9"/>
    </style:style>
    <style:style style:name="P5" style:family="paragraph" style:parent-style-name="Standard">
      <style:text-properties officeooo:rsid="0010b3f9" officeooo:paragraph-rsid="0010b3f9"/>
    </style:style>
    <style:style style:name="P6" style:family="paragraph" style:parent-style-name="Standard">
      <style:text-properties officeooo:rsid="0017aa4c" officeooo:paragraph-rsid="0017aa4c"/>
    </style:style>
    <style:style style:name="P7" style:family="paragraph" style:parent-style-name="Standard">
      <style:text-properties officeooo:rsid="0019f5fe" officeooo:paragraph-rsid="0019f5fe"/>
    </style:style>
    <style:style style:name="P8" style:family="paragraph" style:parent-style-name="Standard">
      <style:text-properties officeooo:rsid="001b92d8" officeooo:paragraph-rsid="001b92d8"/>
    </style:style>
    <style:style style:name="P9" style:family="paragraph" style:parent-style-name="Standard">
      <style:text-properties officeooo:rsid="001d62b5" officeooo:paragraph-rsid="001d62b5"/>
    </style:style>
    <style:style style:name="P10" style:family="paragraph" style:parent-style-name="Standard">
      <style:text-properties officeooo:rsid="001d9aff" officeooo:paragraph-rsid="001d9aff"/>
    </style:style>
    <style:style style:name="P11" style:family="paragraph" style:parent-style-name="Standard">
      <style:text-properties officeooo:rsid="001d9aff" officeooo:paragraph-rsid="001ebb24"/>
    </style:style>
    <style:style style:name="P12" style:family="paragraph" style:parent-style-name="Standard">
      <style:text-properties officeooo:rsid="001d9aff" officeooo:paragraph-rsid="001fd58a"/>
    </style:style>
    <style:style style:name="P13" style:family="paragraph" style:parent-style-name="Standard">
      <style:text-properties officeooo:rsid="001fd58a" officeooo:paragraph-rsid="001fd58a"/>
    </style:style>
    <style:style style:name="P14" style:family="paragraph" style:parent-style-name="Standard">
      <style:text-properties officeooo:rsid="0025b0f2" officeooo:paragraph-rsid="0025b0f2"/>
    </style:style>
    <style:style style:name="T1" style:family="text">
      <style:text-properties officeooo:rsid="000fe0af"/>
    </style:style>
    <style:style style:name="T2" style:family="text">
      <style:text-properties officeooo:rsid="0010ae47"/>
    </style:style>
    <style:style style:name="T3" style:family="text">
      <style:text-properties officeooo:rsid="0010b3f9"/>
    </style:style>
    <style:style style:name="T4" style:family="text">
      <style:text-properties officeooo:rsid="00191e82"/>
    </style:style>
    <style:style style:name="T5" style:family="text">
      <style:text-properties officeooo:rsid="001ebb24"/>
    </style:style>
    <style:style style:name="T6" style:family="text">
      <style:text-properties officeooo:rsid="001fd58a"/>
    </style:style>
    <style:style style:name="T7" style:family="text">
      <style:text-properties officeooo:rsid="001feb01"/>
    </style:style>
    <style:style style:name="T8" style:family="text">
      <style:text-properties officeooo:rsid="002263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ginning text:</text:p>
      <text:p text:style-name="P2">Welcome everyone, today we will be discussing the topic of "Machine Learning the Arrow of Time." In this presentation, <text:span text:style-name="T1">I will show a project for this class, which goal was to reproduce</text:span> the results of a paper with the same name. The paper explores the use of machine learning techniques to analyze the arrow of time in various physical systems. <text:span text:style-name="T1">Today I will discuss</text:span> the methods and techniques used <text:span text:style-name="T1">to reproduce the</text:span> paper, as well as the results that were obtained. Additionally, we will also be discussing the implications of these results, and what they mean for the field of machine learning and the study of the arrow of time. <text:line-break/><text:span text:style-name="T1">Abstract text:</text:span><text:span text:style-name="T2"> </text:span><text:span text:style-name="T1"><text:line-break/>If we are shown a video of a macroscopic process, it is often easy to guess wheter the movie is played in the correct or in time-reversed order. The phrase time arrow describes the flow of events and determines the order of events to happen. </text:span><text:span text:style-name="T2">Since entropy is one of the few processes that is not time-symmetric, it makes sense to define the direction of the time arrow by it. <text:s text:c="2"/></text:span></text:p>
      <text:p text:style-name="P3">The paper of Christopher Jarzynski, Mohammad Hafezi and Alireza Seif shows that machine learning can predict the arrow of time by giving it the trajectory of a microscopic system by identifiying the entropy as <text:span text:style-name="T3">underlying mechanism. <text:line-break/>Content text:</text:span></text:p>
      <text:p text:style-name="P4">In order to discuss these topics, I will first talk about the Ising Model, which was used to generate training data for the Neuronal Network. Secondly I will briefly explain how neuronal networks are built and used. Afterwards I will talk shortly about the implementation and the technologies used, to finally discuss and compare the results.</text:p>
      <text:p text:style-name="P4">Ising Model text:</text:p>
      <text:p text:style-name="P4">In the Ising model, a lattice of "spins" is considered, where each spin represents the magnetic moment of an atom or molecule. The spins are arranged on a two-dimensional lattice, such as a square grid, and can take on one of two values, typically represented as +1 or -1. The energy of the system is determined by the interactions between the spins, which are represented by a coupling constant J. </text:p>
      <text:p text:style-name="P4"><text:tab/></text:p>
      <text:p text:style-name="P4">In order to simulate a phase transition in the Ising Model, one follows this algorithm: First, a random spin is flipped. Second, the energy difference between the new flipped state and the old state is calculated. Afterwards a random number will be generated and based on the energy difference there will be a chance, that this new state will be accepted. After a number of iterations this will converge into equilibrium. </text:p>
      <text:p text:style-name="P4"/>
      <text:p text:style-name="P6">Demonstration text:</text:p>
      <text:p text:style-name="P6"/>
      <text:p text:style-name="P6">This is the software I made to produce training data. It has a graphical user interface with the most important inputs, namely the start configuration, so if the spins start all up, down or random, the function of the magnetization, <text:span text:style-name="T4">one where it has a constant value, one where it is a start value times a cosine and goes from the positive to the negative start value, and one linear increase. The other GUI components let me configure the temperature, the iterations and the number of spins flipped per iteration.</text:span></text:p>
      <text:p text:style-name="P6"/>
      <text:p text:style-name="P7">As training material I created around 10 000 trajectories, evenly split up with temperature values of 10,20, 30 and 50. Half of the trajectories started with a positive magnetization and turned to a negative one by the end of the iterations, half of the trajectories started with spins up. Around 100 trajectories started with a random configuration and are supposed to test the network. <text:s/></text:p>
      <text:p text:style-name="P7"/>
      <text:p text:style-name="P8">AI text: <text:span text:style-name="T8">ueu </text:span>&gt;:<text:span text:style-name="T8">(</text:span></text:p>
      <text:p text:style-name="P8">:<text:span text:style-name="T8">3</text:span></text:p>
      <text:p text:style-name="P8"><text:soft-page-break/>A neural network is a type of machine learning model inspired by the structure and function of the human brain. It is composed of layers of interconnected "neurons," which process and transmit information. The connections between neurons are represented by "weights" that can be adjusted during training to optimize performance. </text:p>
      <text:p text:style-name="P8"/>
      <text:p text:style-name="P14">In the first step, the output gets fed rawr into the neurons. In the second and further steps, the input gets transformed into arguments for a mathematical function. In our case it is a logistic function that maps a lot of inputs to a value between 0 and 1, which can be interpreted as a probability that it the trajectory is reversed or not. After the first output, an error function will be calculated and the weights will be adjusted based on the error function. In our case, but not in all neuronal networks, the algorithm starts from the beginning with the adjusted weights. </text:p>
      <text:p text:style-name="P8"/>
      <text:p text:style-name="P8">Implementation text:</text:p>
      <text:p text:style-name="P8"/>
      <text:p text:style-name="P9">The software to create the trajectories was made in C#, since it provides an easy way to generate graphical user interfaces. The speed of the language and the possibility to multihread the calculations were also big plus points compared to other languages.</text:p>
      <text:p text:style-name="P9"/>
      <text:p text:style-name="P9">The neuronal network was done with Python in Jupyter-Notebook. The framework PyTorch was used for the neuronal network and jupyter-notebook has the advantage, that it can save already interpreted lines of python code in the main memory. Thus, it was really useful to load in the data set and then experiment and work around the arrays once they were loaded in.</text:p>
      <text:p text:style-name="P9"/>
      <text:p text:style-name="P9">The plotting of results was also made entirely by and in python due to the huge amount of frameworks available for that in python. Matplotlib was mainly used.</text:p>
      <text:p text:style-name="P9"/>
      <text:p text:style-name="P10">Results text:</text:p>
      <text:p text:style-name="P10"/>
      <text:p text:style-name="P11">On the left, we can see the energy, work and magnetization for a system at a temperature value of 30. We can see that it quickliy converges to the equilibrium <text:span text:style-name="T5">energy- and work- wise. In the part-graph below, we can recognize that the magnetization changes from a maximum value, where all spins show in the same direction, converges towards zero due to the fact that more and more spins change their orientation.</text:span></text:p>
      <text:p text:style-name="P11"/>
      <text:p text:style-name="P12"><text:span text:style-name="T5">On the right side, we can see the loss and test function of our trained neuronal network. The loss function is given by the difference of the actual output of the training set and the prediction of the neuronal network, the test function is given by the difference of the neuronal network prediction for a some weights and the actual real value of a test set. </text:span><text:span text:style-name="T6">We can see that it both decreases over time, which is a generally good sign for the development of the network. </text:span></text:p>
      <text:p text:style-name="P13">The second graph shows the precision of the predictions of our network, which luckily converges to 1. </text:p>
      <text:p text:style-name="P12"/>
      <text:p text:style-name="P12"><text:span text:style-name="T6">In the table below, we can see the accuracy of the neural network in the paper for different training sets. <text:s text:c="2"/></text:span><text:span text:style-name="T7">They are not as good as the results of our neuronal network, but one has to keep in mind that we sort of made it easy for the network with the ising model and the fast variance of the B-field. The trajectories of our training set are far away from equilibrium trajectories and therefore easy to identify. <text:s/></text:span><text:span text:style-name="T6"><text:s/></text:span><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AT" style:letter-kerning="true" style:font-name-asian="AR PL New Sung"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AR PL New Sung"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9T17:40:26.321158706</meta:creation-date>
    <dc:date>2023-01-20T03:45:41.049275900</dc:date>
    <meta:editing-duration>PT32M33S</meta:editing-duration>
    <meta:editing-cycles>8</meta:editing-cycles>
    <meta:generator>LibreOffice/7.3.7.2$Linux_X86_64 LibreOffice_project/30$Build-2</meta:generator>
    <meta:document-statistic meta:table-count="0" meta:image-count="0" meta:object-count="0" meta:page-count="2" meta:paragraph-count="24" meta:word-count="1125" meta:character-count="6525" meta:non-whitespace-character-count="5402"/>
  </office:meta>
</office:document-meta>
</file>